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1" svg:font-family="'Times New Roman'"/>
    <style:font-face style:name="Traditional Arabic" svg:font-family="'Traditional Arabic'"/>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ystem" style:font-pitch="variable"/>
  </office:font-face-decls>
  <office:automatic-styles>
    <style:style style:name="P1" style:family="paragraph" style:parent-style-name="Text_20_body">
      <style:text-properties style:font-name="Georgia"/>
    </style:style>
    <style:style style:name="P2" style:family="paragraph" style:parent-style-name="Text_20_body">
      <style:paragraph-properties fo:text-align="justify" style:justify-single-word="false"/>
      <style:text-properties style:font-name="Georgia"/>
    </style:style>
    <style:style style:name="P3" style:family="paragraph" style:parent-style-name="Text_20_body">
      <style:paragraph-properties fo:text-align="justify" style:justify-single-word="false"/>
    </style:style>
    <style:style style:name="P4" style:family="paragraph" style:parent-style-name="Heading_20_1">
      <style:paragraph-properties fo:text-align="center" style:justify-single-word="false"/>
      <style:text-properties style:font-name="Georgia"/>
    </style:style>
    <style:style style:name="P5" style:family="paragraph" style:parent-style-name="Text_20_body">
      <style:text-properties style:font-name="Georgia"/>
    </style:style>
    <style:style style:name="P6" style:family="paragraph" style:parent-style-name="Text_20_body" style:list-style-name="L1">
      <style:paragraph-properties fo:text-align="justify" style:justify-single-word="false"/>
      <style:text-properties style:font-name="Georgia"/>
    </style:style>
    <style:style style:name="T1" style:family="text">
      <style:text-properties style:font-name="Georgia"/>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Ikatan Remaja Muhammadiyah</text:h>
      <text:p text:style-name="P1"/>
      <text:p text:style-name="P1">Ikatan Remaja Muhammadiyah (IRM) merupakan metamorfosis dari Ikatan Pelajar Muhammadiyah (IPM) yang berdiri tahun 1961. Interpretasi sejarah bisa jadi berbeda-beda dalam memandang perubahan nama dari Ikatan Pelajar Muhammadiyah ke Ikatan Remaja Muham-madiyah. Namun, proses sejarah organisasi ini memang tidak sederhana.</text:p>
      <text:p text:style-name="P2">Latar belakang berdirinya IPM tidak terlepas kaitannya dengan latar belakang berdirinya Muham-madiyah sebagai gerakan dakwah Islam amar ma'ruf nahi mungkar yang ingin melakukan pemurnian terhadap pengamalan ajaran Islam, sekaligus sebagai salah satu konsekuensi dari banyaknya sekolah yang merupakan amal usaha Muhammadiyah untuk membina dan mendidik kader. Oleh karena itulah dirasakan perlu hadirnya Ikatan Pelajar Muhammadiyah sebagai organisasi para pelajar yang terpanggil kepada misi Muhammadiyah dan ingin tampil sebagai pelopor, pelangsung penyempurna perjuangan Muhammadiyah.</text:p>
      <text:p text:style-name="P2">Jika dilacak jauh ke belakang, sebenarnya upaya para pelajar Muhammadiyah untuk mendirikan organisasi pelajar Muhammadiyah sudah dimulai jauh sebelum Ikatan Pelajar Muhammadiyah berdiri pada tahun 1961. Pada tahun 1919 didirikan Siswo Projo yang merupakan organisasi persatuan pelajar Muham-madiyah di Madrasah Mu'allimin Muhammadiyah Yogyakarta. Pada tahun 1926, di Malang dan Surakarta berdiri GKPM (Gabungan Keluarga Pelajar Muham-madiyah). Selanjutnya pada tahun 1933 berdiri Hizbul Wathan yang di dalamnya berkumpul pelajar-pelajar Muhammadiyah.</text:p>
      <text:p text:style-name="P2">Setelah tahun 1947, berdirinya kantong-kantong pelajar Muhammadiyah untuk beraktivitas mulai mendapatkan resistensi dari berbagai pihak, termasuk dari Muhammadiyah sendiri. Pada tahun 1950, di Sulawesi (di daerah Wajo) didirikan Ikatan Pelajar Muhammadiyah, namun akhirnya dibubarkan oleh pimpinan Muhammadiyah setempat. Pada tahun 1954, di Yogyakarta berdiri GKPM yang berumur 2 bulan karena dibubarkan oleh Muhammadiyah. Selanjutnya pada tahun 1956 GKPM kembali didirikan di Yogyakarta, tetapi dibubarkan juga oleh Muhammadiyah (yaitu Majelis Pendidikan dan Pengajaran Muhammadiyah). Setelah GKPM dibubarkan, pada tahun 1956 didirikan Uni SMA Muhammadiyah yang kemudian merencanakan akan mengadakan musyawarah se-Jawa Tengah. Akan tetapi, upaya ini mendapat tantangan dari Muhammadiyah, bahkan para aktifisnya diancam akan dikeluarkan dari sekolah Muhammadiyah bila tetap akan meneruskan rencananya. Pada tahun 1957 juga berdiri IPSM (Ikatan Pelajar Sekolah Muhammadiyah) di Surakarta, yang juga mendapatkan resistensi dari Muhammadiyah sendiri.</text:p>
      <text:p text:style-name="P3"><text:span text:style-name="T1">Resistensi dari berbagai pihak, termasuk Muhammadiyah, terhadap upaya mendirikan wadah atau organisasi bagi pelajar Muhammadiyah sebenarnya merupakan refleksi sejarah dan politik di Indonesia yang terjadi pada awal gagasan ini digulirkan. Jika merentang sejarah yang lebih luas, berdirinya IPM tidak terlepas kaitannya dengan sebuah background politik ummat Islam secara keseluruhan. Ketika Partai Islam MASYUMI berdiri, organisasi-organisasi Islam di Indonesia merapatkan sebuah barisan dengan membuat sebuah deklarasi (yang kemudian terkenal dengan Deklarasi Panca Cita) yang berisikan tentang satu kesatuan ummat Islam, bahwa ummat Islam bersatu dalam satu partai Islam, yaitu Masyumi; satu gerakan mahasiswa Islam, yaitu Himpunan Mahasiswa Islam (HMI); satu gerakan pemuda Islam, yaitu Gerakan Pemuda Islam Indonesia (GPII); satu gerakan pelajar Islam, yaitu Pelajar Islam Indonesia (PII); dan satu Kepanduan Islam, yaitu Pandu Islam (PI). Kesepakatan bulat organisasi-organisasi Islam ini tidak dapat bertahan lama, karena pada tahun 1948 PSII keluar dari Masyumi yang kemudian diikuti oleh NU pada tahun 1952. Sedangkan Muhammadiyah tetap bertahan di dalam Masyumi </text:span><text:soft-page-break/><text:span text:style-name="T1">sampai Masyumi membubarkan diri pada tahun 1959. Bertahannya Muhammadiyah dalam Masyumi akhirnya menjadi </text:span><text:span text:style-name="Emphasis"><text:span text:style-name="T1">mainstream </text:span></text:span><text:span text:style-name="T1">yang kuat bahwa deklarasi Panca Cita hendaknya ditegakkan demi kesatuan ummat Islam Indonesia. Di samping itu, resistensi dari Muhammadiyah terhadap gagasan IPM juga disebabkan adanya anggapan yang merasa cukup dengan adanya kantong-kantong angkatan muda Muhammadiyah, seperti Pemuda Muhammadiyah dan Nasyi'atul â€˜Aisyiyah, yang cukup bisa mengakomodasikan kepentingan para pelajar Muhammadiyah.</text:span></text:p>
      <text:p text:style-name="P2">Dengan kegigihan dan kemantapan para aktifis pelajar Muhammadiyah pada waktu itu untuk membentuk organisasi kader Muhammadiyah di kalangan pelajar akhirnya mulai mendapat titik-titik terang dan mulai menunjukan keberhasilanya, yaitu ketika pada tahun 1958 Konferensi Pemuda Muhammadiyah Daerah di Garut berusaha melindungi aktifitas para pelajar Muhammadiyah di bawah pengawasan Pemuda Muham-madiyah. Mulai saat itulah upaya pendirian organisasi pelajar Muhammdiyah dilakukan dengan serius, intensif, dan sistematis. Pembicaraan-pembicaraan mengenai perlunya berdiri organisai pelajar Muhammadiyah banyak dilakukan oleh Pimpinan Pusat Pemuda Muham-madiyah dengan Pimpinan Pusat Muhammadiyah.</text:p>
      <text:p text:style-name="P2">Dengan keputusan konferensi Pemuda Muham-madiyah di Garut tersebut akhirnya diperkuat pada Muktamar Pemuda Muhammadiyah ke II yang berlangsung pada tanggal 24-28 Juli 1960 di Yogyakarta, yaitu dengan memutuskan untuk membentuk Ikatan Pelajar Muhammadiyah (Keputusan II/No. 4). Keputusan tersebut di antaranya ialah sebagai berikut :</text:p>
      <text:list xml:id="list1258037109" text:style-name="L1">
        <text:list-item>
          <text:p text:style-name="P6">Muktamar Pemuda Muhammadiyah meminta kepa-da Pimpinan Pusat Muhammadiyah Majelis Pendi-dikan dan Pengajaran supaya memberi kesem-patan dan memnyerahkan kompetensi pemben-tukan IPM kepada PP Pemuda Muhammadiyah. </text:p>
        </text:list-item>
        <text:list-item>
          <text:p text:style-name="P6">Muktamar Pemuda Muhammadiyah mengama-natkan kepada Pimpinan Pusat Muhammadiyah untuk menyusun konsepsi Ikatan Pelajar Muham-madiyah (IPM) dari pembahasan-pembahasan muktamar tersebut, dan untuk segera dilaksanakan setelah mencapai kesepakatan pendapat dengan Pimpinan Pusat Muhammadiyah Majelis Pendi-dikan dan Pengajaran. </text:p>
        </text:list-item>
      </text:list>
      <text:p text:style-name="P2">Kata sepakat akhirnya dapat tercapai antara Pimpinan Pusat Pemuda Muhammadiyah dengan Pimpinan Pusat Muhammadiyah Majelis Pendidikan dan Pengajaran tentang organisasi pelajar Muhammadiyah. Kesepakatan tersebut dicapai pada tanggal 15 Juni 1961 yang ditandatangani bersama antara Pimpinan Pusat Pemuda Muhammadiyah dengan Pimpinan Pusat Muhammadiyah Majelis Pendidikan dan Pengajaran. Rencana pendirian IPM tersebut dimatangkan lagi dalam Konferensi Pemuda Muhammadiyah di Surakarta tanggal 18-20 Juli 1961, dan secara nasional melalui forum tersebut IPM dapat berdiri. Tanggal 18 Juli 1961 ditetapkan sebagai hari kelahiran Ikatan Pelajar Muhammadiyah.</text:p>
      <text:p text:style-name="P2">Perkembangan IPM akhirnya bisa memperluas jaringan sehingga bisa menjangkau seluruh sekolah-sekolah Muhammadiyah yang ada di Indonesia. Pimpinan IPM (tingkat ranting) didirikan di setiap sekolah Muhammadiyah. Berdirinya Pimpinan IPM di sekolah-sekolah Muhammadiyah ini akhirnya menimbulkan kontradiksi dengan kebijakan pemerintah Orde Baru dalam UU Keormasan, bahwa satu-satunya organisasi siswa di sekolah-sekolah yang ada di Indonesia hanyalah Organisasi Siswa Intra-Sekolah (OSIS). Sementara di sekolah-sekolah Muhammadiyah juga terdapat organisasi pelajar Muhammadiyah, yaitu IPM. Dengan demikian, ada dualisme organisasi pelajar di sekolah-sekolah Muhammadiyah. Bahkan pada Konferensi Pimpinan Wilayah IPM tahun 1992 di Yogyakarta, Menteri Pemuda dan Olahraga saat itu (Akbar Tanjung) secara khusus dan implisit menyampaikan kebijakan pemerintah kepada IPM, agar IPM melakukan penye-<text:soft-page-break/>suaian dengan kebijakan pemerintah.</text:p>
      <text:p text:style-name="P2">Dalam situasi kontra-produktif tersebut, akhirnya Pimpinan Pusat IPM membentuk team eksistensi yang bertugas secara khusus menyelesaikan permasalahan ini. Setelah dilakukan pengkajian yang intensif, team eksistensi ini merekomendasikan perubahan nama dari Ikatan Pelajar Muhammadiyah ke Ikatan Remaja Muhammadiyah. Perubahan ini bisa jadi merupakan sebuah peristiwa yang tragis dalam sejarah organisasi, karena perubahannya mengandung unsur-unsur kooptasi dari pemerintah. Bahkan ada yang mengang-gap bahwa IPM tidak memiliki jiwa heroisme sebagai-mana yang dimiliki oleh PII yang tetap tidak mau menga-kui Pancasila sebagai satu-satunya asas organisasinya.</text:p>
      <text:p text:style-name="P3"><text:span text:style-name="T1">Namun sesungguhnya perubahan nama tersebut merupakan </text:span><text:span text:style-name="Emphasis"><text:span text:style-name="T1">blessing in disguise </text:span></text:span><text:span text:style-name="T1">(rahmat tersembunyi). Perubahan nama dari IPM ke IRM sebenarnya semakin memperluas jaringan dan jangkauan organisasi ini yang tidak hanya menjangkau pelajar, tetapi juga basis remaja yang lain, seperti santri, anak jalanan, dan lain-lain.</text:span></text:p>
      <text:p text:style-name="P2">Keputusan pergantian nama ini tertuang dalam Surat Keputusan Pimpinan Pusat IPM Nomor VI/PP.IPM/1992, yang selanjutnya disahkan oleh Pimpinan Pusat Muhammadiyah pada tanggal 18 Nopember 1992 melalui Surat Keputusan Pimpinan Pusat Muham-madiyah Nomor 53/SK-PP/IV.B/1.b/1992 tentang pergantian nama Ikatan Pelajar Muhammadiyah menjadi Ikatan Remaja Muhammadiyah. Dengan demikian, secara resmi perubahan IPM menjadi IRM adalah sejak tanggal 18 Nopember 1992.</text:p>
      <text:p text:style-name="P1"/>
      <text:p text:style-name="P1"/>
      <text:p text:style-name="P1">Sumber : http://www.muhammadiyah.or.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ce style:name="Traditional Arabic" svg:font-family="'Traditional Arabic'"/>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ja" style:country-asian="JP"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iberation Sans" style:font-size-asian="10.5pt" style:language-asian="ja" style:country-asian="JP" style:font-name-complex="Traditional Arabic"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Liberation Sans" style:font-size-asian="14pt" style:font-name-complex="Traditional Arabic"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raditional Arabic"/>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raditional Arab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raditional Arab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zharuddin</meta:initial-creator>
    <meta:creation-date>2010-04-12T09:32:36</meta:creation-date>
    <dc:date>2010-04-12T09:46:16</dc:date>
    <dc:creator>Azharuddin</dc:creator>
    <meta:editing-duration>PT00H03M07S</meta:editing-duration>
    <meta:editing-cycles>5</meta:editing-cycles>
    <meta:generator>OpenOffice.org/3.0$Linux OpenOffice.org_project/300m15$Build-9379</meta:generator>
    <meta:document-statistic meta:table-count="0" meta:image-count="0" meta:object-count="0" meta:page-count="3" meta:paragraph-count="16" meta:word-count="1101" meta:character-count="8808"/>
    <meta:user-defined meta:name="Info 1"/>
    <meta:user-defined meta:name="Info 2"/>
    <meta:user-defined meta:name="Info 3"/>
    <meta:user-defined meta:name="Info 4"/>
  </office:meta>
</office:document-meta>
</file>